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Protocol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FLOO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B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BO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IP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BIP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LBIP</text:p>
          </table:table-cell>
          <table:table-cell office:value-type="float" office:value="5">
            <text:p>5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21/04/2012</text:date>, <text:time>15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OUH </meta:initial-creator>
    <meta:creation-date>2012-04-21T12:24:15</meta:creation-date>
    <dc:date>2012-04-21T15:24:38</dc:date>
    <dc:creator>BIBOUH </dc:creator>
    <meta:editing-duration>PT13M28S</meta:editing-duration>
    <meta:editing-cycles>6</meta:editing-cycles>
    <meta:generator>LibreOffice/3.4$Unix LibreOffice_project/340m1$Build-302</meta:generator>
    <meta:document-statistic meta:table-count="3" meta:cell-count="14" meta:object-count="0"/>
  </office:meta>
</office:document-meta>
</file>